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4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vito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rea_pr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 239 066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38_m_1621_et._7406265703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7 273 100₽</text:p>
          </table:table-cell>
          <table:table-cell/>
          <table:table-cell office:value-type="string" calcext:value-type="string">
            <text:p>наб. Октябрьская, д. 42</text:p>
          </table:table-cell>
          <table:table-cell office:value-type="string" calcext:value-type="string">
            <text:p>Улица Дыбенко ,21–30 мин.</text:p>
          </table:table-cell>
          <table:table-cell table:number-columns-repeated="2"/>
          <table:table-cell office:value-type="string" calcext:value-type="string">
            <text:p>https://www.avito.ru/sankt-peterburg/kvartiry/3-k._kvartira_1052_m_223_et._740604006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 659 76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Гражданский проспект ,от 31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04_m_1525_et._788606601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 492 598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Ладожская ,21–30 мин.</text:p>
          </table:table-cell>
          <table:table-cell table:number-columns-repeated="2"/>
          <table:table-cell office:value-type="string" calcext:value-type="string">
            <text:p>https://www.avito.ru/sankt-peterburg/kvartiry/3-k._kvartira_728_m_310_et._740665468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 808 808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Юго-Западная ,6–10 мин.</text:p>
          </table:table-cell>
          <table:table-cell table:number-columns-repeated="2"/>
          <table:table-cell office:value-type="string" calcext:value-type="string">
            <text:p>https://www.avito.ru/sankt-peterburg/kvartiry/2-k._kvartira_486_m_723_et._740657802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 780 362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риморская ,от 31 мин.</text:p>
          </table:table-cell>
          <table:table-cell table:number-columns-repeated="2"/>
          <table:table-cell office:value-type="string" calcext:value-type="string">
            <text:p>https://www.avito.ru/sankt-peterburg/kvartiry/kvartira-studiya_191_m_1317_et._7271107803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 509 31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риморская ,21–30 мин.</text:p>
          </table:table-cell>
          <table:table-cell table:number-columns-repeated="2"/>
          <table:table-cell office:value-type="string" calcext:value-type="string">
            <text:p>https://www.avito.ru/sankt-peterburg/kvartiry/2-k._kvartira_541_m_812_et._7941040867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апартаменты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 846 907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Улица Дыбенко ,21–30 мин.</text:p>
          </table:table-cell>
          <table:table-cell table:number-columns-repeated="2"/>
          <table:table-cell office:value-type="string" calcext:value-type="string">
            <text:p>https://www.avito.ru/sankt-peterburg/kvartiry/1-k._apartamenty_361_m_311_et._248838663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 00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15_m_24_et._784808251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 49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73_m_44_et._787869060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 30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1-k._kvartira_326_m_712_et._7883069147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 919 238₽</text:p>
          </table:table-cell>
          <table:table-cell/>
          <table:table-cell office:value-type="string" calcext:value-type="string">
            <text:p>ул. Егорова, д. 23б, лит. А</text:p>
          </table:table-cell>
          <table:table-cell office:value-type="string" calcext:value-type="string">
            <text:p>Фрунзенская ,11–15 мин.</text:p>
          </table:table-cell>
          <table:table-cell table:number-columns-repeated="2"/>
          <table:table-cell office:value-type="string" calcext:value-type="string">
            <text:p>https://www.avito.ru/sankt-peterburg/kvartiry/1-k._kvartira_376_m_211_et._740612092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 576 28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Волковская ,21–30 мин.</text:p>
          </table:table-cell>
          <table:table-cell table:number-columns-repeated="2"/>
          <table:table-cell office:value-type="string" calcext:value-type="string">
            <text:p>https://www.avito.ru/sankt-peterburg/kvartiry/1-k._kvartira_382_m_612_et._794144110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string" calcext:value-type="string">
            <text:p>25 м²</text:p>
          </table:table-cell>
          <table:table-cell office:value-type="string" calcext:value-type="string">
            <text:p>4 294 1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5_m_216_et._775879175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Апартаменты-студия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 463 967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_sestroretsk/kvartiry/apartamenty-studiya_236_m_35_et._4156365195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 300 000₽</text:p>
          </table:table-cell>
          <table:table-cell/>
          <table:table-cell office:value-type="string" calcext:value-type="string">
            <text:p>ул. Софьи Ковалевской, 11к6</text:p>
          </table:table-cell>
          <table:table-cell office:value-type="string" calcext:value-type="string">
            <text:p>Академическая ,16–20 мин.</text:p>
          </table:table-cell>
          <table:table-cell/>
          <table:table-cell office:value-type="string" calcext:value-type="string">
            <text:p>8 часов назад</text:p>
          </table:table-cell>
          <table:table-cell office:value-type="string" calcext:value-type="string">
            <text:p>https://www.avito.ru/sankt-peterburg/kvartiry/1-k._kvartira_335_m_59_et._799097240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 092 652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Юго-Западная ,6–10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68_m_1523_et._740639104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 520 046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17_m_34_et._740608637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string" calcext:value-type="string">
            <text:p>53 м²</text:p>
          </table:table-cell>
          <table:table-cell office:value-type="string" calcext:value-type="string">
            <text:p>8 957 212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2-k._kvartira_53_m_421_et._753417096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 579 350₽</text:p>
          </table:table-cell>
          <table:table-cell/>
          <table:table-cell office:value-type="string" calcext:value-type="string">
            <text:p>ул. Новгородская, д. 8</text:p>
          </table:table-cell>
          <table:table-cell office:value-type="string" calcext:value-type="string">
            <text:p>Площадь А. Невского I ,16–20 мин.</text:p>
          </table:table-cell>
          <table:table-cell table:number-columns-repeated="2"/>
          <table:table-cell office:value-type="string" calcext:value-type="string">
            <text:p>https://www.avito.ru/sankt-peterburg/kvartiry/2-k._kvartira_603_m_210_et._407863117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 805 875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Улица Дыбенко ,21–30 мин.</text:p>
          </table:table-cell>
          <table:table-cell table:number-columns-repeated="2"/>
          <table:table-cell office:value-type="string" calcext:value-type="string">
            <text:p>https://www.avito.ru/sankt-peterburg/kvartiry/2-k._kvartira_635_m_218_et._7406416927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 437 568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етроградская ,11–15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72_m_26_et._7506208550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 931 591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риморская ,от 31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21_m_1217_et._7271146073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Апартаменты-студия</text:p>
          </table:table-cell>
          <table:table-cell office:value-type="string" calcext:value-type="string">
            <text:p>22 м²</text:p>
          </table:table-cell>
          <table:table-cell office:value-type="string" calcext:value-type="string">
            <text:p>3 700 000₽</text:p>
          </table:table-cell>
          <table:table-cell/>
          <table:table-cell office:value-type="string" calcext:value-type="string">
            <text:p>ул. Куйбышева, 36</text:p>
          </table:table-cell>
          <table:table-cell office:value-type="string" calcext:value-type="string">
            <text:p>Горьковская ,11–15 мин.</text:p>
          </table:table-cell>
          <table:table-cell/>
          <table:table-cell table:style-name="ce1" office:value-type="string" calcext:value-type="string">
            <text:p>15 декабря 2025</text:p>
          </table:table-cell>
          <table:table-cell office:value-type="string" calcext:value-type="string">
            <text:p>https://www.avito.ru/sankt-peterburg/kvartiry/apartamenty-studiya_22_m_36_et._787726037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 143 291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Ломоносовская ,от 31 мин.</text:p>
          </table:table-cell>
          <table:table-cell table:number-columns-repeated="2"/>
          <table:table-cell office:value-type="string" calcext:value-type="string">
            <text:p>https://www.avito.ru/sankt-peterburg/kvartiry/1-k._kvartira_367_m_925_et._740612964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 111 854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Гражданский проспект ,от 31 мин.</text:p>
          </table:table-cell>
          <table:table-cell table:number-columns-repeated="2"/>
          <table:table-cell office:value-type="string" calcext:value-type="string">
            <text:p>https://www.avito.ru/sankt-peterburg/kvartiry/1-k._kvartira_348_m_2525_et._7406060430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 795 19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риморская ,21–30 мин.</text:p>
          </table:table-cell>
          <table:table-cell table:number-columns-repeated="2"/>
          <table:table-cell office:value-type="string" calcext:value-type="string">
            <text:p>https://www.avito.ru/sankt-peterburg/kvartiry/2-k._kvartira_541_m_212_et._768567234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string" calcext:value-type="string">
            <text:p>70 м²</text:p>
          </table:table-cell>
          <table:table-cell office:value-type="string" calcext:value-type="string">
            <text:p>15 436 68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Академическая ,от 31 мин.</text:p>
          </table:table-cell>
          <table:table-cell table:number-columns-repeated="2"/>
          <table:table-cell office:value-type="string" calcext:value-type="string">
            <text:p>https://www.avito.ru/sankt-peterburg/kvartiry/3-k._kvartira_70_m_1321_et._740668395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string" calcext:value-type="string">
            <text:p>15 м²</text:p>
          </table:table-cell>
          <table:table-cell office:value-type="string" calcext:value-type="string">
            <text:p>4 800 000₽</text:p>
          </table:table-cell>
          <table:table-cell/>
          <table:table-cell office:value-type="string" calcext:value-type="string">
            <text:p>ул. Рубинштейна, 14</text:p>
          </table:table-cell>
          <table:table-cell office:value-type="string" calcext:value-type="string">
            <text:p>Достоевская ,до 5 мин.</text:p>
          </table:table-cell>
          <table:table-cell/>
          <table:table-cell office:value-type="string" calcext:value-type="string">
            <text:p>2 недели назад</text:p>
          </table:table-cell>
          <table:table-cell office:value-type="string" calcext:value-type="string">
            <text:p>https://www.avito.ru/sankt-peterburg/kvartiry/kvartira-studiya_15_m_35_et._795908135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Апартаменты-студия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 170 303₽</text:p>
          </table:table-cell>
          <table:table-cell/>
          <table:table-cell office:value-type="string" calcext:value-type="string">
            <text:p>пр-т Стачек, д. 62, лит. А</text:p>
          </table:table-cell>
          <table:table-cell office:value-type="string" calcext:value-type="string">
            <text:p>Кировский завод ,до 5 мин.</text:p>
          </table:table-cell>
          <table:table-cell table:number-columns-repeated="2"/>
          <table:table-cell office:value-type="string" calcext:value-type="string">
            <text:p>https://www.avito.ru/sankt-peterburg/kvartiry/apartamenty-studiya_371_m_1013_et._784782640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1 827 018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Ладожская ,21–30 мин.</text:p>
          </table:table-cell>
          <table:table-cell table:number-columns-repeated="2"/>
          <table:table-cell office:value-type="string" calcext:value-type="string">
            <text:p>https://www.avito.ru/sankt-peterburg/kvartiry/3-k._kvartira_698_m_310_et._7406535205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string" calcext:value-type="string">
            <text:p>28 м²</text:p>
          </table:table-cell>
          <table:table-cell office:value-type="string" calcext:value-type="string">
            <text:p>7 300 000₽</text:p>
          </table:table-cell>
          <table:table-cell/>
          <table:table-cell office:value-type="string" calcext:value-type="string">
            <text:p>Бухарестская ул., 146к1</text:p>
          </table:table-cell>
          <table:table-cell office:value-type="string" calcext:value-type="string">
            <text:p>Дунайская ,11–15 мин.</text:p>
          </table:table-cell>
          <table:table-cell/>
          <table:table-cell office:value-type="string" calcext:value-type="string">
            <text:p>2 часа назад</text:p>
          </table:table-cell>
          <table:table-cell office:value-type="string" calcext:value-type="string">
            <text:p>https://www.avito.ru/sankt-peterburg/kvartiry/1-k._kvartira_28_m_1616_et._7892528174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 177 380₽</text:p>
          </table:table-cell>
          <table:table-cell/>
          <table:table-cell office:value-type="string" calcext:value-type="string">
            <text:p>ул. Егорова, д. 23б, лит. А</text:p>
          </table:table-cell>
          <table:table-cell office:value-type="string" calcext:value-type="string">
            <text:p>Фрунзенская ,11–15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09_m_211_et._7406246214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 30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8 часов назад</text:p>
          </table:table-cell>
          <table:table-cell office:value-type="string" calcext:value-type="string">
            <text:p>https://www.avito.ru/sankt-peterburg_krasnoye_selo/kvartiry/2-k._kvartira_441_m_35_et._7961565550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string" calcext:value-type="string">
            <text:p>26 м²</text:p>
          </table:table-cell>
          <table:table-cell office:value-type="string" calcext:value-type="string">
            <text:p>5 336 392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6_m_1013_et._7920549610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 279 26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Волковская ,21–30 мин.</text:p>
          </table:table-cell>
          <table:table-cell table:number-columns-repeated="2"/>
          <table:table-cell office:value-type="string" calcext:value-type="string">
            <text:p>https://www.avito.ru/sankt-peterburg/kvartiry/2-k._kvartira_546_m_512_et._7941913349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апартамент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9 00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Спортивная ,16–20 мин.</text:p>
          </table:table-cell>
          <table:table-cell table:number-columns-repeated="2"/>
          <table:table-cell office:value-type="string" calcext:value-type="string">
            <text:p>https://www.avito.ru/sankt-peterburg/kvartiry/1-k._apartamenty_467_m_28_et._794776866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 036 463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42_m_916_et._740699804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 773 222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2-k._kvartira_539_m_14_et._7406038317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string" calcext:value-type="string">
            <text:p>54 м²</text:p>
          </table:table-cell>
          <table:table-cell office:value-type="string" calcext:value-type="string">
            <text:p>28 868 400₽</text:p>
          </table:table-cell>
          <table:table-cell/>
          <table:table-cell office:value-type="string" calcext:value-type="string">
            <text:p>пр-т Лермонтовский, стр. 2.2</text:p>
          </table:table-cell>
          <table:table-cell office:value-type="string" calcext:value-type="string">
            <text:p>Балтийская ,6–10 мин.</text:p>
          </table:table-cell>
          <table:table-cell table:number-columns-repeated="2"/>
          <table:table-cell office:value-type="string" calcext:value-type="string">
            <text:p>https://www.avito.ru/sankt-peterburg/kvartiry/2-k._kvartira_54_m_99_et._3589828810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 99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риморская ,от 31 мин.</text:p>
          </table:table-cell>
          <table:table-cell table:number-columns-repeated="2"/>
          <table:table-cell office:value-type="string" calcext:value-type="string">
            <text:p>https://www.avito.ru/sankt-peterburg/kvartiry/2-k._kvartira_578_m_922_et._791406093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 46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www.avito.ru/sankt-peterburg/kvartiry/kvartira-studiya_279_m_39_et._7930842534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апартаменты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 615 000₽</text:p>
          </table:table-cell>
          <table:table-cell/>
          <table:table-cell office:value-type="string" calcext:value-type="string">
            <text:p>пр-т Коломяжский, д. 4, лит. А</text:p>
          </table:table-cell>
          <table:table-cell office:value-type="string" calcext:value-type="string">
            <text:p>Чёрная речка ,6–10 мин.</text:p>
          </table:table-cell>
          <table:table-cell table:number-columns-repeated="2"/>
          <table:table-cell office:value-type="string" calcext:value-type="string">
            <text:p>https://www.avito.ru/sankt-peterburg/kvartiry/1-k._apartamenty_321_m_914_et._7530818242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1 379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Обухово ,от 31 мин.</text:p>
          </table:table-cell>
          <table:table-cell table:number-columns-repeated="2"/>
          <table:table-cell office:value-type="string" calcext:value-type="string">
            <text:p>https://www.avito.ru/sankt-peterburg/kvartiry/2-k._kvartira_537_m_324_et._7837698971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Апартаменты-студия</text:p>
          </table:table-cell>
          <table:table-cell office:value-type="string" calcext:value-type="string">
            <text:p>11 м²</text:p>
          </table:table-cell>
          <table:table-cell office:value-type="string" calcext:value-type="string">
            <text:p>1 950 000₽</text:p>
          </table:table-cell>
          <table:table-cell/>
          <table:table-cell office:value-type="string" calcext:value-type="string">
            <text:p>Сестрорецкая ул., 3</text:p>
          </table:table-cell>
          <table:table-cell office:value-type="string" calcext:value-type="string">
            <text:p>Чёрная речка ,6–10 мин.</text:p>
          </table:table-cell>
          <table:table-cell/>
          <table:table-cell table:style-name="ce1" office:value-type="string" calcext:value-type="string">
            <text:p>9 декабря 2025</text:p>
          </table:table-cell>
          <table:table-cell office:value-type="string" calcext:value-type="string">
            <text:p>https://www.avito.ru/sankt-peterburg/kvartiry/apartamenty-studiya_11_m_15_et._7877633283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квартира</text:p>
          </table:table-cell>
          <table:table-cell office:value-type="string" calcext:value-type="string">
            <text:p>54 м²</text:p>
          </table:table-cell>
          <table:table-cell office:value-type="string" calcext:value-type="string">
            <text:p>15 000 000₽</text:p>
          </table:table-cell>
          <table:table-cell/>
          <table:table-cell office:value-type="string" calcext:value-type="string">
            <text:p>Комендантский пр-т, 71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3 дня назад</text:p>
          </table:table-cell>
          <table:table-cell office:value-type="string" calcext:value-type="string">
            <text:p>https://www.avito.ru/sankt-peterburg/kvartiry/2-k._kvartira_54_m_1325_et._7917975686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string" calcext:value-type="string">
            <text:p>74 м²</text:p>
          </table:table-cell>
          <table:table-cell office:value-type="string" calcext:value-type="string">
            <text:p>35 164 8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Петроградская ,11–15 мин.</text:p>
          </table:table-cell>
          <table:table-cell table:number-columns-repeated="2"/>
          <table:table-cell office:value-type="string" calcext:value-type="string">
            <text:p>https://www.avito.ru/sankt-peterburg/kvartiry/3-k._kvartira_74_m_56_et._7506094867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 076 637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Гражданский проспект ,от 31 мин.</text:p>
          </table:table-cell>
          <table:table-cell table:number-columns-repeated="2"/>
          <table:table-cell office:value-type="string" calcext:value-type="string">
            <text:p>https://www.avito.ru/sankt-peterburg/kvartiry/1-k._kvartira_348_m_2125_et._740652672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3-к. квартира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 707 000₽</text:p>
          </table:table-cell>
          <table:table-cell/>
          <table:table-cell office:value-type="string" calcext:value-type="string">
            <text:p>ул. Костюшко, 26</text:p>
          </table:table-cell>
          <table:table-cell office:value-type="string" calcext:value-type="string">
            <text:p>Московская ,16–20 мин.</text:p>
          </table:table-cell>
          <table:table-cell/>
          <table:table-cell office:value-type="string" calcext:value-type="string">
            <text:p>3 дня назад</text:p>
          </table:table-cell>
          <table:table-cell office:value-type="string" calcext:value-type="string">
            <text:p>https://www.avito.ru/sankt-peterburg/kvartiry/3-k._kvartira_418_m_25_et._7969072761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2-к. апартаменты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 000 0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Улица Дыбенко ,21–30 мин.</text:p>
          </table:table-cell>
          <table:table-cell table:number-columns-repeated="2"/>
          <table:table-cell office:value-type="string" calcext:value-type="string">
            <text:p>https://www.avito.ru/sankt-peterburg/kvartiry/2-k._apartamenty_583_m_1414_et._7434833934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 939 700₽</text:p>
          </table:table-cell>
          <table:table-cell/>
          <table:table-cell office:value-type="string" calcext:value-type="string">
            <text:p>None, None</text:p>
          </table:table-cell>
          <table:table-cell office:value-type="string" calcext:value-type="string">
            <text:p>Юго-Западная ,21–30 мин.</text:p>
          </table:table-cell>
          <table:table-cell table:number-columns-repeated="2"/>
          <table:table-cell office:value-type="string" calcext:value-type="string">
            <text:p>https://www.avito.ru/sankt-peterburg/kvartiry/1-k._kvartira_331_m_1620_et._7937166603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Квартира-студия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 579 416₽</text:p>
          </table:table-cell>
          <table:table-cell/>
          <table:table-cell office:value-type="string" calcext:value-type="string">
            <text:p>ул. Новгородская, д. 8</text:p>
          </table:table-cell>
          <table:table-cell office:value-type="string" calcext:value-type="string">
            <text:p>Площадь А. Невского I ,16–20 мин.</text:p>
          </table:table-cell>
          <table:table-cell table:number-columns-repeated="2"/>
          <table:table-cell office:value-type="string" calcext:value-type="string">
            <text:p>https://www.avito.ru/sankt-peterburg/kvartiry/kvartira-studiya_234_m_210_et._4079098718?context=H4sIAAAAAAAA_wE_AMD_YToyOntzOjEzOiJsb2NhbFByaW9yaXR5IjtiOjA7czoxOiJ4IjtzOjE2OiJ0OUVFbWhwbVMxUTRkM0l2Ijt9Jh--Wz8AAAA</text:p>
          </table:table-cell>
        </table:table-row>
        <table:table-row table:style-name="ro1">
          <table:table-cell office:value-type="string" calcext:value-type="string">
            <text:p>1-к. квартира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 150 000₽</text:p>
          </table:table-cell>
          <table:table-cell/>
          <table:table-cell office:value-type="string" calcext:value-type="string">
            <text:p>ул. Софьи Ковалевской, 4</text:p>
          </table:table-cell>
          <table:table-cell office:value-type="string" calcext:value-type="string">
            <text:p>Академическая ,6–10 мин.</text:p>
          </table:table-cell>
          <table:table-cell/>
          <table:table-cell office:value-type="string" calcext:value-type="string">
            <text:p>7 дней назад</text:p>
          </table:table-cell>
          <table:table-cell office:value-type="string" calcext:value-type="string">
            <text:p>https://www.avito.ru/sankt-peterburg/kvartiry/1-k._kvartira_311_m_29_et._7961401155?context=H4sIAAAAAAAA_wE_AMD_YToyOntzOjEzOiJsb2NhbFByaW9yaXR5IjtiOjA7czoxOiJ4IjtzOjE2OiJ0OUVFbWhwbVMxUTRkM0l2Ijt9Jh--Wz8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336" meta:object-count="0"/>
    <meta:generator>LibreOffice/25.8.4.2$Linux_X86_64 LibreOffice_project/580$Build-2</meta:generator>
  </office:meta>
</office:document-meta>
</file>